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paragraph-rsid="0021ea73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1be843"/>
    </style:style>
    <style:style style:name="P3" style:family="paragraph" style:parent-style-name="Standard">
      <style:paragraph-properties fo:line-height="100%" fo:text-align="start" style:justify-single-word="false"/>
      <style:text-properties style:font-name="DejaVu Sans Condensed" fo:font-size="12pt" fo:font-weight="bold" officeooo:paragraph-rsid="000e8f0b" style:letter-kerning="true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20f6e" officeooo:paragraph-rsid="00220f6e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line-height="100%" fo:orphans="2" fo:widows="2" fo:hyphenation-ladder-count="no-limit"/>
      <style:text-properties officeooo:paragraph-rsid="00220f6e" fo:hyphenate="false" fo:hyphenation-remain-char-count="2" fo:hyphenation-push-char-count="2" loext:hyphenation-no-caps="false"/>
    </style:style>
    <style:style style:name="P6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30cec6" fo:hyphenate="false" fo:hyphenation-remain-char-count="2" fo:hyphenation-push-char-count="2" loext:hyphenation-no-caps="false"/>
    </style:style>
    <style:style style:name="P7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23ea41" fo:hyphenate="false" fo:hyphenation-remain-char-count="2" fo:hyphenation-push-char-count="2" loext:hyphenation-no-caps="false"/>
    </style:style>
    <style:style style:name="P8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21ea73" fo:hyphenate="false" fo:hyphenation-remain-char-count="2" fo:hyphenation-push-char-count="2" loext:hyphenation-no-caps="false"/>
    </style:style>
    <style:style style:name="P9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2437b2" fo:hyphenate="false" fo:hyphenation-remain-char-count="2" fo:hyphenation-push-char-count="2" loext:hyphenation-no-caps="false"/>
    </style:style>
    <style:style style:name="P10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220f6e" fo:hyphenate="false" fo:hyphenation-remain-char-count="2" fo:hyphenation-push-char-count="2" loext:hyphenation-no-caps="false"/>
    </style:style>
    <style:style style:name="P11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3a039d" fo:hyphenate="false" fo:hyphenation-remain-char-count="2" fo:hyphenation-push-char-count="2" loext:hyphenation-no-caps="false"/>
    </style:style>
    <style:style style:name="P12" style:family="paragraph" style:parent-style-name="Standard" style:list-style-name="L2">
      <style:paragraph-properties fo:margin-top="0in" fo:margin-bottom="0in" style:contextual-spacing="false" fo:line-height="100%" fo:orphans="2" fo:widows="2" fo:hyphenation-ladder-count="no-limit"/>
      <style:text-properties officeooo:paragraph-rsid="00220f6e" fo:hyphenate="false" fo:hyphenation-remain-char-count="2" fo:hyphenation-push-char-count="2" loext:hyphenation-no-caps="false"/>
    </style:style>
    <style:style style:name="P13" style:family="paragraph" style:parent-style-name="Standard" style:list-style-name="L3">
      <style:paragraph-properties fo:margin-top="0in" fo:margin-bottom="0in" style:contextual-spacing="false" fo:line-height="100%" fo:orphans="2" fo:widows="2" fo:hyphenation-ladder-count="no-limit"/>
      <style:text-properties officeooo:paragraph-rsid="00374b99" fo:hyphenate="false" fo:hyphenation-remain-char-count="2" fo:hyphenation-push-char-count="2" loext:hyphenation-no-caps="false"/>
    </style:style>
    <style:style style:name="P14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1ea73" officeooo:paragraph-rsid="0030cec6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5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1ea73" officeooo:paragraph-rsid="0023ea41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6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20f6e" officeooo:paragraph-rsid="00220f6e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7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20f6e" officeooo:paragraph-rsid="00374b99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8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1ea73" officeooo:paragraph-rsid="0030377d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9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officeooo:paragraph-rsid="00220f6e" style:font-size-asian="12pt" style:font-size-complex="12pt" fo:hyphenate="false" fo:hyphenation-remain-char-count="2" fo:hyphenation-push-char-count="2" loext:hyphenation-no-caps="false"/>
    </style:style>
    <style:style style:name="P20" style:family="paragraph" style:parent-style-name="Standard" style:list-style-name="L2">
      <style:paragraph-properties fo:margin-top="0in" fo:margin-bottom="0in" style:contextual-spacing="false" fo:line-height="100%" fo:orphans="2" fo:widows="2" fo:hyphenation-ladder-count="no-limit"/>
      <style:text-properties officeooo:rsid="00359769" officeooo:paragraph-rsid="00359769" fo:hyphenate="false" fo:hyphenation-remain-char-count="2" fo:hyphenation-push-char-count="2" loext:hyphenation-no-caps="false"/>
    </style:style>
    <style:style style:name="P21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text-line-through-style="solid" style:text-line-through-type="single" style:font-name="DejaVu Sans Condensed" fo:font-size="12pt" fo:font-weight="normal" officeooo:rsid="0021ea73" officeooo:paragraph-rsid="0030377d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22" style:family="paragraph" style:parent-style-name="Standard" style:list-style-name="L4">
      <style:paragraph-properties fo:margin-top="0in" fo:margin-bottom="0in" style:contextual-spacing="false" fo:line-height="100%" fo:orphans="2" fo:widows="2" fo:hyphenation-ladder-count="no-limit"/>
      <style:text-properties style:text-line-through-style="solid" style:text-line-through-type="single" style:font-name="DejaVu Sans Condensed" fo:font-size="12pt" fo:font-weight="normal" officeooo:rsid="0021ea73" officeooo:paragraph-rsid="0030377d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23" style:family="paragraph" style:parent-style-name="Standard" style:list-style-name="L4">
      <style:paragraph-properties fo:margin-top="0in" fo:margin-bottom="0in" style:contextual-spacing="false" fo:line-height="100%" fo:orphans="2" fo:widows="2" fo:hyphenation-ladder-count="no-limit"/>
      <style:text-properties style:text-line-through-style="solid" style:text-line-through-type="single" style:font-name="DejaVu Sans Condensed" fo:font-size="12pt" fo:font-weight="normal" officeooo:rsid="0025c532" officeooo:paragraph-rsid="0030377d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officeooo:rsid="00220f6e" style:letter-kerning="true" style:font-weight-asian="normal" style:font-weight-complex="normal"/>
    </style:style>
    <style:style style:name="T3" style:family="text">
      <style:text-properties fo:font-weight="normal" officeooo:rsid="0025c532" style:letter-kerning="true" style:font-weight-asian="normal" style:font-weight-complex="normal"/>
    </style:style>
    <style:style style:name="T4" style:family="text">
      <style:text-properties fo:font-weight="bold" style:letter-kerning="true" style:font-weight-asian="bold" style:font-weight-complex="bold"/>
    </style:style>
    <style:style style:name="T5" style:family="text">
      <style:text-properties fo:font-weight="bold" officeooo:rsid="00220f6e" style:letter-kerning="true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37b2" style:font-weight-asian="bold" style:font-weight-complex="bold"/>
    </style:style>
    <style:style style:name="T8" style:family="text">
      <style:text-properties fo:font-weight="bold" officeooo:rsid="0025c532" style:font-weight-asian="bold" style:font-weight-complex="bold"/>
    </style:style>
    <style:style style:name="T9" style:family="text">
      <style:text-properties style:font-name="DejaVu Sans Condensed" fo:font-size="12pt" fo:font-weight="bold" officeooo:rsid="00142fb3" style:letter-kerning="true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1ea73" style:letter-kerning="true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3ea41" style:letter-kerning="true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5c532" style:letter-kerning="true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437b2" style:letter-kerning="tru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20f6e" style:letter-kerning="true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11671" style:letter-kerning="tru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29527" style:letter-kerning="true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a039d" style:letter-kerning="true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be843" style:letter-kerning="true" style:font-size-asian="12pt" style:font-weight-asian="bold" style:font-size-complex="12pt"/>
    </style:style>
    <style:style style:name="T19" style:family="text">
      <style:text-properties style:font-name="DejaVu Sans Condensed" fo:font-size="12pt" fo:font-weight="bold" officeooo:rsid="0021ea73" style:letter-kerning="true" style:font-size-asian="12pt" style:font-weight-asian="bold" style:font-size-complex="12pt"/>
    </style:style>
    <style:style style:name="T20" style:family="text">
      <style:text-properties style:font-name="DejaVu Sans Condensed" fo:font-size="12pt" fo:font-weight="bold" officeooo:rsid="002f67a0" style:letter-kerning="true" style:font-size-asian="12pt" style:font-weight-asian="bold" style:font-size-complex="12pt"/>
    </style:style>
    <style:style style:name="T21" style:family="text">
      <style:text-properties style:font-name="DejaVu Sans Condensed" fo:font-size="12pt" fo:font-weight="bold" officeooo:rsid="0033ffda" style:letter-kerning="true" style:font-size-asian="12pt" style:font-weight-asian="bold" style:font-size-complex="12pt"/>
    </style:style>
    <style:style style:name="T22" style:family="text">
      <style:text-properties style:font-name="DejaVu Sans Condensed" fo:font-size="12pt" fo:font-weight="bold" officeooo:rsid="0038e134" style:letter-kerning="true" style:font-size-asian="12pt" style:font-weight-asian="bold" style:font-size-complex="12pt"/>
    </style:style>
    <style:style style:name="T23" style:family="text">
      <style:text-properties style:font-name="DejaVu Sans Condensed" fo:font-size="12pt" fo:font-weight="normal" officeooo:rsid="00142fb3" style:letter-kerning="true" style:font-size-asian="12pt" style:font-weight-asian="normal" style:font-size-complex="12pt"/>
    </style:style>
    <style:style style:name="T24" style:family="text">
      <style:text-properties style:font-name="DejaVu Sans Condensed" fo:font-size="12pt" fo:font-weight="normal" officeooo:rsid="0021ea73" style:letter-kerning="true" style:font-size-asian="12pt" style:font-weight-asian="normal" style:font-size-complex="12pt"/>
    </style:style>
    <style:style style:name="T25" style:family="text">
      <style:text-properties style:font-name="DejaVu Sans Condensed" fo:font-size="12pt" fo:font-weight="normal" officeooo:rsid="0023ea41" style:letter-kerning="true" style:font-size-asian="12pt" style:font-weight-asian="normal" style:font-size-complex="12pt"/>
    </style:style>
    <style:style style:name="T26" style:family="text">
      <style:text-properties style:font-name="DejaVu Sans Condensed" fo:font-size="12pt" fo:font-weight="normal" style:letter-kerning="true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21ea73" style:letter-kerning="true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23ea41" style:letter-kerning="true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2437b2" style:letter-kerning="true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normal" officeooo:rsid="00220f6e" style:letter-kerning="true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normal" officeooo:rsid="0026d576" style:letter-kerning="true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2a1ee2" style:letter-kerning="true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25c532" style:letter-kerning="true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2b3e42" style:letter-kerning="true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142fb3" style:letter-kerning="true" style:font-size-asian="12pt" style:font-weight-asian="normal" style:font-size-complex="12pt" style:font-weight-complex="normal"/>
    </style:style>
    <style:style style:name="T36" style:family="text">
      <style:text-properties style:font-name="DejaVu Sans Condensed" fo:font-size="12pt" fo:font-weight="normal" officeooo:rsid="0030cec6" style:letter-kerning="true" style:font-size-asian="12pt" style:font-weight-asian="normal" style:font-size-complex="12pt" style:font-weight-complex="normal"/>
    </style:style>
    <style:style style:name="T37" style:family="text">
      <style:text-properties style:font-name="DejaVu Sans Condensed" fo:font-size="12pt" fo:font-weight="normal" officeooo:rsid="00334d11" style:letter-kerning="true" style:font-size-asian="12pt" style:font-weight-asian="normal" style:font-size-complex="12pt" style:font-weight-complex="normal"/>
    </style:style>
    <style:style style:name="T38" style:family="text">
      <style:text-properties style:font-name="DejaVu Sans Condensed" fo:font-size="12pt" fo:font-weight="normal" officeooo:rsid="00311671" style:letter-kerning="true" style:font-size-asian="12pt" style:font-weight-asian="normal" style:font-size-complex="12pt" style:font-weight-complex="normal"/>
    </style:style>
    <style:style style:name="T39" style:family="text">
      <style:text-properties style:font-name="DejaVu Sans Condensed" fo:font-size="12pt" fo:font-weight="normal" officeooo:rsid="00374b99" style:letter-kerning="true" style:font-size-asian="12pt" style:font-weight-asian="normal" style:font-size-complex="12pt" style:font-weight-complex="normal"/>
    </style:style>
    <style:style style:name="T40" style:family="text">
      <style:text-properties style:font-name="DejaVu Sans Condensed" fo:font-size="12pt" fo:font-weight="normal" officeooo:rsid="003a039d" style:letter-kerning="true" style:font-size-asian="12pt" style:font-weight-asian="normal" style:font-size-complex="12pt" style:font-weight-complex="normal"/>
    </style:style>
    <style:style style:name="T41" style:family="text">
      <style:text-properties style:font-name="DejaVu Sans Condensed" fo:font-size="12pt" fo:font-weight="normal" officeooo:rsid="0021ea73" style:letter-kerning="true" style:font-size-asian="12pt" style:font-weight-asian="normal" style:font-size-complex="12pt" style:font-weight-complex="bold"/>
    </style:style>
    <style:style style:name="T42" style:family="text">
      <style:text-properties officeooo:rsid="0023ea41"/>
    </style:style>
    <style:style style:name="T43" style:family="text">
      <style:text-properties style:font-weight-complex="normal"/>
    </style:style>
    <style:style style:name="T44" style:family="text">
      <style:text-properties officeooo:rsid="002437b2"/>
    </style:style>
    <style:style style:name="T45" style:family="text">
      <style:text-properties officeooo:rsid="0025c532"/>
    </style:style>
    <style:style style:name="T46" style:family="text">
      <style:text-properties officeooo:rsid="002a2108"/>
    </style:style>
    <style:style style:name="T47" style:family="text">
      <style:text-properties officeooo:rsid="003116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0">2</text:span><text:span text:style-name="T21">0</text:span><text:span text:style-name="T20">1</text:span><text:span text:style-name="T18"> - </text:span><text:span text:style-name="T22">Ground - </text:span><text:span text:style-name="T19">Cold Start</text:span></text:p>
      <text:p text:style-name="P3"/>
      <text:p text:style-name="P1"><text:span text:style-name="T19">Cold Start</text:span><text:span text:style-name="T15"> -- (manual startup is much faster</text:span><text:span text:style-name="T16"> than auto</text:span><text:span text:style-name="T15">)</text:span></text:p>
      <text:list xml:id="list3015531535" text:style-name="L1">
        <text:list-item>
          <text:p text:style-name="P6"><text:span text:style-name="T10">Master Mode</text:span><text:span text:style-name="T27"> </text:span><text:span text:style-name="T31">knob</text:span><text:span text:style-name="T41"> ...</text:span><text:span text:style-name="T35"> </text:span><text:span text:style-name="T9">BER</text:span><text:span text:style-name="T35"> </text:span><text:span text:style-name="T27">(standby)</text:span></text:p>
        </text:list-item>
        <text:list-item>
          <text:p text:style-name="P7"><text:span text:style-name="T9">HUVUDSTRÖM</text:span><text:span text:style-name="T23"> </text:span><text:span text:style-name="T24">(</text:span><text:span text:style-name="T25">Main Electric Power</text:span><text:span text:style-name="T24">)</text:span><text:span text:style-name="T23"> </text:span><text:span text:style-name="T24">switch ... </text:span><text:span text:style-name="T10">TILL</text:span><text:span text:style-name="T27"> (on)</text:span><text:span text:style-name="T24"> (left console front </text:span><text:span text:style-name="T25">outboard</text:span><text:span text:style-name="T24">)</text:span></text:p>
        </text:list-item>
        <text:list-item>
          <text:p text:style-name="P14"><text:span text:style-name="T6">HUVUDWARNING</text:span><text:span text:style-name="T24"> button ... </text:span><text:span text:style-name="T6">Press</text:span><text:span text:style-name="T24"> </text:span><text:span text:style-name="T42">to </text:span><text:span text:style-name="T24">cancel </text:span><text:span text:style-name="T42">M</text:span><text:span text:style-name="T24">aster </text:span><text:span text:style-name="T42">C</text:span><text:span text:style-name="T24">aution </text:span><text:span text:style-name="T42">(instrument panel left top)</text:span></text:p>
        </text:list-item>
        <text:list-item>
          <text:p text:style-name="P15"><text:span text:style-name="T6">LT-KRAN</text:span> <text:span text:style-name="T42">(Low-pressure Fuel Valve) </text:span>switch ... <text:span text:style-name="T6">TILL</text:span><text:span text:style-name="T43"> (on)</text:span> <text:span text:style-name="T42">(left console front outboard)</text:span></text:p>
        </text:list-item>
        <text:list-item>
          <text:p text:style-name="P8"><text:span text:style-name="T11">GENERATOR</text:span><text:span text:style-name="T28"> </text:span><text:span text:style-name="T27">switch ... </text:span><text:span text:style-name="T10">TILL</text:span><text:span text:style-name="T27"> (on) (left console </text:span><text:span text:style-name="T28">front outboard</text:span><text:span text:style-name="T27">)</text:span></text:p>
        </text:list-item>
        <text:list-item>
          <text:p text:style-name="P11"><text:span text:style-name="T13">High Pressure Fuel </text:span><text:span text:style-name="T12">V</text:span><text:span text:style-name="T13">alve</text:span><text:span text:style-name="T29"> ... </text:span><text:span text:style-name="T13">Open</text:span><text:span text:style-name="T29"> (sets throttle to idle) (pinky lever on outboard of throttle</text:span><text:span text:style-name="T40">, </text:span><text:span text:style-name="T17">Bottom Thumb Button</text:span><text:span text:style-name="T40"> to toggle</text:span><text:span text:style-name="T29">)</text:span></text:p>
        </text:list-item>
        <text:list-item>
          <text:p text:style-name="P9"><text:span text:style-name="T13">Start System</text:span><text:span text:style-name="T29"> sw</text:span><text:span text:style-name="T27">itch ... </text:span><text:span text:style-name="T13">T</text:span><text:span text:style-name="T37"> </text:span><text:span text:style-name="T29">(left console in front of throttle)</text:span></text:p>
        </text:list-item>
      </text:list>
      <text:list xml:id="list4278673774" text:style-name="L2">
        <text:list-item>
          <text:list>
            <text:list-item>
              <text:p text:style-name="P12"><text:span text:style-name="T30">Engine should stabilize around 55% to 65% N2 RPM </text:span><text:span text:style-name="T29">("Varv" gauge </text:span><text:span text:style-name="T34">on right instrument panel</text:span><text:span text:style-name="T29">)</text:span><text:span text:style-name="T30">.</text:span></text:p>
            </text:list-item>
            <text:list-item>
              <text:p text:style-name="P20"><text:span text:style-name="T30">S</text:span><text:span text:style-name="T26">witch should return to F (Off) after engine reaches idle.</text:span></text:p>
            </text:list-item>
          </text:list>
        </text:list-item>
      </text:list>
      <text:list xml:id="list214830443685786" text:continue-list="list3015531535" text:style-name="L1">
        <text:list-item>
          <text:p text:style-name="P16"><text:span text:style-name="T6">Canopy</text:span> ... <text:span text:style-name="T6">Close</text:span> <text:span text:style-name="T44">(</text:span><text:span text:style-name="T7">T7</text:span><text:span text:style-name="T44"> switch down and hold)</text:span></text:p>
        </text:list-item>
        <text:list-item>
          <text:p text:style-name="P17"><text:span text:style-name="T6">Ejection Seat</text:span> ... <text:span text:style-name="T6">Arm</text:span> (above and right of head)<text:span text:style-name="T47"> </text:span></text:p>
        </text:list-item>
      </text:list>
      <text:list xml:id="list2911893758" text:style-name="L3">
        <text:list-item>
          <text:list>
            <text:list-item>
              <text:p text:style-name="P13"><text:span text:style-name="T15">HUV O STOL</text:span><text:span text:style-name="T38"> master caution light should go out</text:span><text:span text:style-name="T39"> when canopy is closed and seat is armed.</text:span></text:p>
            </text:list-item>
          </text:list>
        </text:list-item>
      </text:list>
      <text:list xml:id="list214831299014192" text:continue-list="list214830443685786" text:style-name="L1">
        <text:list-item>
          <text:p text:style-name="P16"><text:span text:style-name="T6">Oxygen</text:span> switch ... <text:span text:style-name="T6">TILL</text:span> (on) (right console forward outboard)</text:p>
        </text:list-item>
        <text:list-item>
          <text:p text:style-name="P16"><text:span text:style-name="T6">Pitch trim</text:span> ... <text:span text:style-name="T6">3 deg nose up</text:span> <text:span text:style-name="T45">("Nos Upp")</text:span> <text:span text:style-name="T45">(gauge on left console far forward outboard)</text:span></text:p>
        </text:list-item>
        <text:list-item>
          <text:p text:style-name="P19"><text:span text:style-name="T2">If in icing conditions: </text:span><text:span text:style-name="T4">AVISN MOTOR</text:span><text:span text:style-name="T1"> </text:span><text:span text:style-name="T2">switch ... </text:span><text:span text:style-name="T5">TILL</text:span><text:span text:style-name="T2"> </text:span><text:span text:style-name="T3">(right side under canopy rail)</text:span></text:p>
        </text:list-item>
        <text:list-item>
          <text:p text:style-name="P18"><text:span text:style-name="T6">Altimeter</text:span> ... <text:span text:style-name="T6">zeroed</text:span></text:p>
        </text:list-item>
        <text:list-item>
          <text:p text:style-name="P18"><text:span text:style-name="T6">Backup altimeter</text:span> ... <text:span text:style-name="T6">zeroed</text:span></text:p>
        </text:list-item>
        <text:list-item>
          <text:p text:style-name="P21">Magnetic Declination ... Open cover <text:span text:style-name="T46">(right console)</text:span> and set to: <text:span text:style-name="T44">(not working??)</text:span></text:p>
        </text:list-item>
      </text:list>
      <text:list xml:id="list1851358948" text:style-name="L4">
        <text:list-item>
          <text:list>
            <text:list-item>
              <text:p text:style-name="P22">+6.4 deg for Caucasus</text:p>
            </text:list-item>
            <text:list-item>
              <text:p text:style-name="P22">+14.2 deg for Nevada</text:p>
            </text:list-item>
            <text:list-item>
              <text:p text:style-name="P22">+1.3 deg for Persian Gulf</text:p>
            </text:list-item>
            <text:list-item>
              <text:p text:style-name="P22">-5.<text:span text:style-name="T44">0</text:span> deg for Normandy</text:p>
            </text:list-item>
            <text:list-item>
              <text:p text:style-name="P22">+0.2 deg for English Channel</text:p>
            </text:list-item>
            <text:list-item>
              <text:p text:style-name="P23">+5.2 deg for Syria </text:p>
            </text:list-item>
          </text:list>
        </text:list-item>
      </text:list>
      <text:list xml:id="list214832125309561" text:continue-list="list214831299014192" text:style-name="L1">
        <text:list-item>
          <text:p text:style-name="P10"><text:span text:style-name="T36">After engine is started, </text:span><text:span text:style-name="T14">Master Mode</text:span><text:span text:style-name="T30"> knob ... </text:span><text:span text:style-name="T14">NAV</text:span><text:span text:style-name="T30">, then </text:span><text:span text:style-name="T14">wait 2 minutes</text:span><text:span text:style-name="T30"> before throttle up</text:span></text:p>
        </text:list-item>
        <text:list-item>
          <text:p text:style-name="P16"><text:span text:style-name="T8">Parking Brake</text:span><text:span text:style-name="T45"> ... </text:span><text:span text:style-name="T8">Release</text:span><text:span text:style-name="T45"> (t</text:span>ap brakes <text:span text:style-name="T45">or release handle in center console between legs)</text:span></text:p>
        </text:list-item>
      </text:list>
      <text:p text:style-name="P4"/>
      <text:p text:style-name="P5"><text:span text:style-name="T30">Proceed with </text:span><text:span text:style-name="T32">pre-flight</text:span><text:span text:style-name="T30"> checklist </text:span><text:span text:style-name="T33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30T21:48:30.176000000</dc:date>
    <meta:editing-duration>PT22H47M23S</meta:editing-duration>
    <meta:editing-cycles>3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9" meta:word-count="305" meta:character-count="1695" meta:non-whitespace-character-count="1443"/>
  </office:meta>
</office:document-meta>
</file>